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059c27" officeooo:paragraph-rsid="00059c27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paragraph-rsid="00094d56"/>
    </style:style>
    <style:style style:name="P5" style:family="paragraph" style:parent-style-name="Standard">
      <style:paragraph-properties fo:text-align="justify" style:justify-single-word="false"/>
      <style:text-properties fo:language="it" fo:country="IT"/>
    </style:style>
    <style:style style:name="P6" style:family="paragraph" style:parent-style-name="Standard">
      <style:paragraph-properties fo:text-align="justify" style:justify-single-word="false"/>
      <style:text-properties fo:font-size="14pt" fo:language="it" fo:country="IT" fo:font-weight="bold" officeooo:rsid="00059c27" officeooo:paragraph-rsid="00059c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it" fo:country="IT" officeooo:rsid="00059c27" officeooo:paragraph-rsid="00076d51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076d51" officeooo:paragraph-rsid="00076d51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076d51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italic" officeooo:rsid="00076d51" officeooo:paragraph-rsid="00076d51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italic" officeooo:rsid="00094d56" officeooo:paragraph-rsid="00094d56" style:font-style-asian="italic" style:font-style-complex="italic"/>
    </style:style>
    <style:style style:name="P12" style:family="paragraph" style:parent-style-name="Standard">
      <style:text-properties fo:language="it" fo:country="IT" officeooo:rsid="00076d51" officeooo:paragraph-rsid="00076d51"/>
    </style:style>
    <style:style style:name="P1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076d51"/>
    </style:style>
    <style:style style:name="P1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094d56"/>
    </style:style>
    <style:style style:name="P1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16" style:family="paragraph" style:parent-style-name="Standard">
      <style:text-properties fo:language="it" fo:country="IT" officeooo:rsid="0011e357" officeooo:paragraph-rsid="0011e357"/>
    </style:style>
    <style:style style:name="P17" style:family="paragraph" style:parent-style-name="Standard">
      <style:paragraph-properties fo:text-align="justify" style:justify-single-word="false"/>
      <style:text-properties fo:language="it" fo:country="IT" officeooo:rsid="00094d56" officeooo:paragraph-rsid="00094d56"/>
    </style:style>
    <style:style style:name="P18" style:family="paragraph" style:parent-style-name="Standard">
      <style:paragraph-properties fo:text-align="justify" style:justify-single-word="false"/>
      <style:text-properties fo:language="it" fo:country="IT" fo:font-style="italic" officeooo:rsid="00094d56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94d56" officeooo:paragraph-rsid="00094d5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4d56" officeooo:paragraph-rsid="00094d5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a9675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it" fo:country="IT" officeooo:paragraph-rsid="000a9675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it" fo:country="IT" officeooo:paragraph-rsid="000bff77"/>
    </style:style>
    <style:style style:name="P24" style:family="paragraph" style:parent-style-name="Standard">
      <style:paragraph-properties fo:text-align="justify" style:justify-single-word="false"/>
      <style:text-properties fo:language="it" fo:country="IT" officeooo:rsid="000bff77" officeooo:paragraph-rsid="000bff77"/>
    </style:style>
    <style:style style:name="P25" style:family="paragraph" style:parent-style-name="Standard">
      <style:paragraph-properties fo:text-align="justify" style:justify-single-word="false"/>
      <style:text-properties fo:language="it" fo:country="IT" officeooo:rsid="000c0f52" officeooo:paragraph-rsid="000c0f52"/>
    </style:style>
    <style:style style:name="P26" style:family="paragraph" style:parent-style-name="Standard">
      <style:paragraph-properties fo:text-align="justify" style:justify-single-word="false"/>
      <style:text-properties fo:language="it" fo:country="IT" officeooo:rsid="000dd83d" officeooo:paragraph-rsid="000dd83d"/>
    </style:style>
    <style:style style:name="P27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dd83d" officeooo:paragraph-rsid="000dd83d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dd83d" officeooo:paragraph-rsid="000dd83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officeooo:paragraph-rsid="000dd83d"/>
    </style:style>
    <style:style style:name="P30" style:family="paragraph" style:parent-style-name="Standard" style:list-style-name="L3">
      <style:paragraph-properties fo:text-align="justify" style:justify-single-word="false"/>
      <style:text-properties fo:font-style="italic" officeooo:rsid="000e904e" officeooo:paragraph-rsid="000e904e" style:font-style-asian="italic" style:font-style-complex="italic"/>
    </style:style>
    <style:style style:name="P31" style:family="paragraph" style:parent-style-name="Standard" style:list-style-name="L3">
      <style:paragraph-properties fo:text-align="justify" style:justify-single-word="false"/>
      <style:text-properties fo:font-style="italic" officeooo:rsid="00076d51" officeooo:paragraph-rsid="000dd83d" style:font-style-asian="italic" style:font-style-complex="italic"/>
    </style:style>
    <style:style style:name="P32" style:family="paragraph" style:parent-style-name="Standard" style:list-style-name="L3">
      <style:paragraph-properties fo:text-align="justify" style:justify-single-word="false"/>
      <style:text-properties fo:font-style="italic" officeooo:rsid="00094d56" officeooo:paragraph-rsid="000dd83d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4d56" officeooo:paragraph-rsid="000dd83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048bf" officeooo:paragraph-rsid="001048b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2pt" fo:language="it" fo:country="IT" fo:font-style="normal" fo:font-weight="normal" officeooo:rsid="001048bf" officeooo:paragraph-rsid="001048b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5">
      <style:paragraph-properties fo:text-align="justify" style:justify-single-word="false"/>
      <style:text-properties fo:font-size="12pt" fo:language="it" fo:country="IT" fo:font-style="normal" fo:font-weight="normal" officeooo:rsid="0011e357" officeooo:paragraph-rsid="0011e35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1e357" officeooo:paragraph-rsid="0011e35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language="it" fo:country="IT" officeooo:paragraph-rsid="001363ac"/>
    </style:style>
    <style:style style:name="P39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a9675" officeooo:paragraph-rsid="000a9675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4d56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font-size="12pt" fo:language="it" fo:country="IT" fo:font-style="normal" fo:font-weight="normal" officeooo:rsid="000a9675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ba348" officeooo:paragraph-rsid="000ba34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it" fo:country="IT" officeooo:paragraph-rsid="000ba348"/>
    </style:style>
    <style:style style:name="T1" style:family="text">
      <style:text-properties officeooo:rsid="00094d56"/>
    </style:style>
    <style:style style:name="T2" style:family="text">
      <style:text-properties officeooo:rsid="000a9675"/>
    </style:style>
    <style:style style:name="T3" style:family="text">
      <style:text-properties officeooo:rsid="00076d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it" fo:country="IT" fo:font-style="italic" officeooo:rsid="00076d51" style:font-style-asian="italic" style:font-style-complex="italic"/>
    </style:style>
    <style:style style:name="T7" style:family="text">
      <style:text-properties fo:language="it" fo:country="IT" fo:font-style="normal" officeooo:rsid="00076d51" style:font-style-asian="normal" style:font-style-complex="normal"/>
    </style:style>
    <style:style style:name="T8" style:family="text">
      <style:text-properties fo:language="it" fo:country="IT"/>
    </style:style>
    <style:style style:name="T9" style:family="text">
      <style:text-properties fo:language="it" fo:country="IT" fo:font-style="normal" style:font-style-asian="normal" style:font-style-complex="normal"/>
    </style:style>
    <style:style style:name="T10" style:family="text">
      <style:text-properties fo:language="it" fo:country="IT" fo:font-style="normal" officeooo:rsid="00094d56" style:font-style-asian="normal" style:font-style-complex="normal"/>
    </style:style>
    <style:style style:name="T11" style:family="text">
      <style:text-properties fo:color="#bcbec4" loext:opacity="100%" style:font-name="JetBrains Mono" fo:font-size="8.5pt" fo:font-style="normal" fo:font-weight="normal" style:font-size-asian="8.5pt" style:font-style-asian="normal" style:font-weight-asian="normal"/>
    </style:style>
    <style:style style:name="T12" style:family="text">
      <style:text-properties fo:color="#cf8e6d" loext:opacity="100%" style:font-name="JetBrains Mono" fo:font-size="8.5pt" fo:font-style="normal" fo:font-weight="normal" style:font-size-asian="8.5pt" style:font-style-asian="normal" style:font-weight-asian="normal"/>
    </style:style>
    <style:style style:name="T13" style:family="text">
      <style:text-properties fo:color="#56a8f5" loext:opacity="100%" style:font-name="JetBrains Mono" fo:font-size="8.5pt" fo:font-style="normal" fo:font-weight="normal" officeooo:rsid="00076d51" style:font-size-asian="8.5pt" style:font-style-asian="normal" style:font-weight-asian="normal"/>
    </style:style>
    <style:style style:name="T14" style:family="text">
      <style:text-properties fo:color="#bcbec4" loext:opacity="100%" style:font-name="JetBrains Mono" fo:font-size="8.5pt" fo:font-style="normal" fo:font-weight="normal" officeooo:rsid="00076d51" style:font-size-asian="8.5pt" style:font-style-asian="normal" style:font-weight-asian="normal"/>
    </style:style>
    <style:style style:name="T15" style:family="text">
      <style:text-properties fo:color="#bcbec4" loext:opacity="100%" style:font-name="JetBrains Mono" fo:font-size="8.5pt" fo:font-style="normal" fo:font-weight="normal" officeooo:rsid="00094d56" style:font-size-asian="8.5pt" style:font-style-asian="normal" style:font-weight-asian="normal"/>
    </style:style>
    <style:style style:name="T16" style:family="text">
      <style:text-properties fo:color="#6aab73" loext:opacity="100%" style:font-name="JetBrains Mono" fo:font-size="8.5pt" fo:font-style="normal" fo:font-weight="normal" style:font-size-asian="8.5pt" style:font-style-asian="normal" style:font-weight-asian="normal"/>
    </style:style>
    <style:style style:name="T17" style:family="text">
      <style:text-properties fo:color="#6aab73" loext:opacity="100%" style:font-name="JetBrains Mono" fo:font-size="8.5pt" fo:font-style="normal" fo:font-weight="normal" fo:background-color="#293c40" loext:char-shading-value="0" style:font-size-asian="8.5pt" style:font-style-asian="normal" style:font-weight-asian="normal"/>
    </style:style>
    <style:style style:name="T18" style:family="text">
      <style:text-properties fo:color="#2aacb8" loext:opacity="100%" style:font-name="JetBrains Mono" fo:font-size="8.5pt" fo:font-style="normal" fo:font-weight="normal" style:font-size-asian="8.5pt" style:font-style-asian="normal" style:font-weight-asian="normal"/>
    </style:style>
    <style:style style:name="T19" style:family="text">
      <style:text-properties fo:color="#bcbec4" loext:opacity="100%" style:font-name="JetBrains Mono" fo:font-size="8.5pt" fo:font-style="italic" fo:font-weight="normal" style:font-size-asian="8.5pt" style:font-style-asian="italic" style:font-weight-asian="normal"/>
    </style:style>
    <style:style style:name="T20" style:family="text">
      <style:text-properties fo:color="#c77dbb" loext:opacity="100%" style:font-name="JetBrains Mono" fo:font-size="8.5pt" fo:font-style="italic" fo:font-weight="normal" style:font-size-asian="8.5pt" style:font-style-asian="italic" style:font-weight-asian="normal"/>
    </style:style>
    <style:style style:name="T21" style:family="text">
      <style:text-properties fo:color="#56a8f5" loext:opacity="100%" style:font-name="JetBrains Mono" fo:font-size="8.5pt" fo:font-style="normal" fo:font-weight="normal" style:font-size-asian="8.5pt" style:font-style-asian="normal" style:font-weight-asian="normal"/>
    </style:style>
    <style:style style:name="T22" style:family="text">
      <style:text-properties fo:color="#7a7e85" loext:opacity="100%" style:font-name="JetBrains Mono" fo:font-size="8.5pt" fo:font-style="normal" fo:font-weight="normal" style:font-size-asian="8.5pt" style:font-style-asian="normal" style:font-weight-asian="normal"/>
    </style:style>
    <style:style style:name="T23" style:family="text">
      <style:text-properties officeooo:rsid="000bff77"/>
    </style:style>
    <style:style style:name="T24" style:family="text">
      <style:text-properties officeooo:rsid="000ba348"/>
    </style:style>
    <style:style style:name="T25" style:family="text">
      <style:text-properties fo:font-style="italic" officeooo:rsid="000ba348" style:font-style-asian="italic" style:font-style-complex="italic"/>
    </style:style>
    <style:style style:name="T26" style:family="text">
      <style:text-properties fo:font-style="normal" officeooo:rsid="000ba348" style:font-style-asian="normal" style:font-style-complex="normal"/>
    </style:style>
    <style:style style:name="T27" style:family="text">
      <style:text-properties fo:font-style="italic" officeooo:rsid="000bff77" style:font-style-asian="italic" style:font-style-complex="italic"/>
    </style:style>
    <style:style style:name="T28" style:family="text">
      <style:text-properties fo:font-style="normal" officeooo:rsid="000bff77" style:font-style-asian="normal" style:font-style-complex="normal"/>
    </style:style>
    <style:style style:name="T29" style:family="text">
      <style:text-properties fo:font-style="italic" officeooo:rsid="000e904e" style:font-style-asian="italic" style:font-style-complex="italic"/>
    </style:style>
    <style:style style:name="T30" style:family="text">
      <style:text-properties officeooo:rsid="000e904e"/>
    </style:style>
    <style:style style:name="T31" style:family="text">
      <style:text-properties officeooo:rsid="001048bf"/>
    </style:style>
    <style:style style:name="T32" style:family="text">
      <style:text-properties fo:font-style="italic" officeooo:rsid="001048bf" style:font-style-asian="italic" style:font-style-complex="italic"/>
    </style:style>
    <style:style style:name="T33" style:family="text">
      <style:text-properties fo:language="it" fo:country="IT" fo:font-style="italic" officeooo:rsid="000dd83d" style:font-style-asian="italic" style:font-style-complex="italic"/>
    </style:style>
    <style:style style:name="T34" style:family="text">
      <style:text-properties fo:language="it" fo:country="IT" fo:font-style="normal" officeooo:rsid="000dd83d" style:font-style-asian="normal" style:font-style-complex="normal"/>
    </style:style>
    <style:style style:name="T35" style:family="text">
      <style:text-properties fo:language="it" fo:country="IT" officeooo:rsid="000dd83d"/>
    </style:style>
    <style:style style:name="T36" style:family="text">
      <style:text-properties fo:language="it" fo:country="IT" fo:font-style="italic" officeooo:rsid="000e904e" style:font-style-asian="italic" style:font-style-complex="italic"/>
    </style:style>
    <style:style style:name="T37" style:family="text">
      <style:text-properties fo:language="it" fo:country="IT" fo:font-style="normal" officeooo:rsid="000e904e" style:font-style-asian="normal" style:font-style-complex="normal"/>
    </style:style>
    <style:style style:name="T38" style:family="text">
      <style:text-properties fo:language="it" fo:country="IT" officeooo:rsid="000e904e"/>
    </style:style>
    <style:style style:name="T39" style:family="text">
      <style:text-properties fo:language="it" fo:country="IT" officeooo:rsid="001048bf"/>
    </style:style>
    <style:style style:name="T40" style:family="text">
      <style:text-properties fo:language="it" fo:country="IT" fo:font-style="normal" officeooo:rsid="001048bf" style:font-style-asian="normal" style:font-style-complex="normal"/>
    </style:style>
    <style:style style:name="T41" style:family="text">
      <style:text-properties officeooo:rsid="0011e357"/>
    </style:style>
    <style:style style:name="T42" style:family="text">
      <style:text-properties fo:font-style="italic" officeooo:rsid="0011e357" style:font-style-asian="italic" style:font-style-complex="italic"/>
    </style:style>
    <style:style style:name="T43" style:family="text">
      <style:text-properties fo:font-style="italic" officeooo:rsid="000a9675" style:font-style-asian="italic" style:font-style-complex="italic"/>
    </style:style>
    <style:style style:name="T44" style:family="text">
      <style:text-properties officeooo:rsid="000dd83d"/>
    </style:style>
    <style:style style:name="T45" style:family="text">
      <style:text-properties fo:font-style="italic" officeooo:rsid="000dd83d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di Scalable and Cloud Programming (Co-purchase Analysis)</text:p>
      <text:p text:style-name="P1">Università di Bologna</text:p>
      <text:p text:style-name="P1">anno 2024-2025</text:p>
      <text:p text:style-name="P1">Daniele D'Ugo - 0001186581</text:p>
      <text:p text:style-name="P2"/>
      <text:p text:style-name="P3">Il progetto consiste in un’analisi di co-acquisto, implementata tramite Spark e Scala ed eseguita su Google Cloud – Dataproc, su un dataset fornito.</text:p>
      <text:p text:style-name="P3"/>
      <text:p text:style-name="P4"><text:span text:style-name="T1">Si premette che l’infrastruttura di testing ha dato risultati molto incostanti e lenti (decisamente peggio che eseguendo in locale</text:span><text:span text:style-name="T2">) e, unito al limite dei crediti per il servizio e al fatto che molti siano stati consumati per far imparare a far funzionare al meglio l’infrastruttura stessa, è stato possibile effettuare solo poche misurazioni – come si vedrà nella relazione.</text:span></text:p>
      <text:p text:style-name="P5"/>
      <text:p text:style-name="P6">Implementazione <text:span text:style-name="T1">finale</text:span></text:p>
      <text:p text:style-name="P7">Durante lo svolgimento, sono stati effettuati diversi tentativi e modifiche sull’algoritmo, prima per farlo funzionare al meglio e successivamente per ottimizzarne l’esecuzione; <text:span text:style-name="T3">nel codice, ogni cambiamento nell’algoritmo è stato riscritto come una nuova funzione, in modo da poter confrontare le prestazioni con la versione vecchia – attualmente, dunque, sono presenti diverse versioni, mentre altre sono state rimosse.</text:span></text:p>
      <text:p text:style-name="P7"><text:span text:style-name="T3">T</text:span>utte le implementazioni, comunque, <text:span text:style-name="T3">h</text:span>anno fatto uso di <text:span text:style-name="T4">RDD</text:span><text:span text:style-name="T5">, visti a lezione.</text:span></text:p>
      <text:p text:style-name="P5"/>
      <text:p text:style-name="P8">La versione attuale dell’algoritmo (sotto riportata, in pseudo-codice/Scala) usa la seguente serie di operazioni su RDD:</text:p>
      <text:list text:style-name="L1">
        <text:list-item>
          <text:p text:style-name="P9"><text:span text:style-name="T6">textFile() </text:span><text:span text:style-name="T7">: legge il dataset come RDD;</text:span></text:p>
        </text:list-item>
        <text:list-item>
          <text:p text:style-name="P9"><text:span text:style-name="T6">map()</text:span><text:span text:style-name="T7"> : trasforma ogni riga del file (stringa) in una coppia di numeri interi (rappresentanti i codici di, rispettivamente, scontrino e prodotto);</text:span></text:p>
        </text:list-item>
        <text:list-item>
          <text:p text:style-name="P9"><text:span text:style-name="T6">groupByKey()</text:span><text:span text:style-name="T7"> : raggruppa gli elementi in base allo scontrino (che ora è la chiave, essendo il primo elemento di ogni coppia);</text:span></text:p>
        </text:list-item>
        <text:list-item>
          <text:p text:style-name="P9"><text:span text:style-name="T6">flatMap(getPairs)</text:span><text:span text:style-name="T7"> : la </text:span><text:span text:style-name="T6">getPairs()</text:span><text:span text:style-name="T7">, applicata a ogni gruppo, ritorna tutte le possibili coppie di prodotti acquistati nello stesso scontrino (salvandoli con la coppia e un numero </text:span><text:span text:style-name="T6">1</text:span><text:span text:style-name="T7">, utile nella </text:span><text:span text:style-name="T6">reduce</text:span><text:span text:style-name="T7"> successiva); successivamente, la </text:span><text:span text:style-name="T6">flatMap()</text:span><text:span text:style-name="T7"> fa in modo che si ottenga un’unica, grande collezione con tutte le coppie di prodotti per tutti gli scontrini;</text:span></text:p>
        </text:list-item>
        <text:list-item>
          <text:p text:style-name="P10"><text:span text:style-name="T8">reduceByKey()</text:span><text:span text:style-name="T9"> : raggruppa tutte le occorrenze di coppie degli stessi prodotti, </text:span><text:span text:style-name="T10">contandone le ripetizioni; ritorna dunque il risultato finale della co-purchase analysis, ovvero una mappatura da ogni possibile coppia di prodotti al numero di volte che compaiono nello stesso scontrino;</text:span></text:p>
        </text:list-item>
        <text:list-item>
          <text:p text:style-name="P11"><text:span text:style-name="T8">map()</text:span><text:span text:style-name="T9"> : converte solo in una stringa da stampare, in formato </text:span><text:span text:style-name="T8">.csv</text:span><text:span text:style-name="T9">;</text:span></text:p>
        </text:list-item>
        <text:list-item>
          <text:p text:style-name="P11"><text:span text:style-name="T8">saveAsTextFile()</text:span><text:span text:style-name="T9"> : salva l’RDD su file (già in formato </text:span><text:span text:style-name="T8">.csv)</text:span><text:span text:style-name="T9">.</text:span></text:p>
        </text:list-item>
      </text:list>
      <text:p text:style-name="P12"/>
      <text:p text:style-name="P13" loext:marker-style-name="T11"><text:span text:style-name="T12">def </text:span><text:span text:style-name="T13">coPurchase</text:span><text:span text:style-name="T11">(</text:span><text:span text:style-name="T14">path_input, </text:span><text:span text:style-name="T15">path_output</text:span><text:span text:style-name="T14">) {</text:span></text:p>
      <text:p text:style-name="P14" loext:marker-style-name="T11"><text:span text:style-name="T12"><text:tab/></text:span><text:span text:style-name="T11">in = sc.textFile(path_input)<text:line-break/><text:line-break/><text:tab/></text:span><text:span text:style-name="T14">r</text:span><text:span text:style-name="T11">eceipts_to_products = in<text:line-break/><text:tab/><text:tab/>.map { line =&gt;<text:line-break/><text:tab/><text:tab/><text:tab/>line.split(</text:span><text:span text:style-name="T16">"</text:span><text:span text:style-name="T17">,</text:span><text:span text:style-name="T16">"</text:span><text:span text:style-name="T11">) </text:span><text:span text:style-name="T12">match </text:span><text:span text:style-name="T11">{<text:line-break/><text:tab/><text:tab/><text:tab/></text:span><text:span text:style-name="T12">case </text:span><text:span text:style-name="T11">pair: Array[String] =&gt; (pair(</text:span><text:span text:style-name="T18">0</text:span><text:span text:style-name="T11">).toInt, pair(</text:span><text:span text:style-name="T18">1</text:span><text:span text:style-name="T11">).toInt)<text:line-break/><text:tab/><text:tab/><text:tab/>}<text:line-break/><text:tab/><text:tab/>}<text:line-break/><text:tab/><text:tab/>.groupByKey()<text:line-break/><text:line-break/><text:tab/></text:span><text:span text:style-name="T15">rdd=</text:span><text:span text:style-name="T11">receipts_to_products<text:line-break/><text:tab/><text:tab/>.flatMap { receipt =&gt;<text:line-break/><text:tab/><text:tab/><text:tab/></text:span><text:span text:style-name="T19">getPairs</text:span><text:span text:style-name="T11">( receipt.</text:span><text:span text:style-name="T20">_2 </text:span><text:span text:style-name="T11">)<text:line-break/></text:span><text:soft-page-break/><text:span text:style-name="T11"><text:tab/><text:tab/>}<text:line-break/><text:tab/><text:tab/>.reduceByKey { (a, b) =&gt; a + b }<text:line-break/><text:tab/><text:tab/>.map {<text:line-break/><text:tab/><text:tab/><text:tab/></text:span><text:span text:style-name="T12">case </text:span><text:span text:style-name="T11">((a: Int, b: Int), count: Int) =&gt; a + </text:span><text:span text:style-name="T16">"," </text:span><text:span text:style-name="T11">+ b + </text:span><text:span text:style-name="T16">"," </text:span><text:span text:style-name="T11">+ count<text:line-break/><text:tab/><text:tab/>}</text:span></text:p>
      <text:p text:style-name="P14" loext:marker-style-name="T11"><text:span text:style-name="T11"/></text:p>
      <text:p text:style-name="P14" loext:marker-style-name="T11"><text:span text:style-name="T11"><text:tab/>rdd.saveAsTextFile(</text:span><text:span text:style-name="T15">path_output</text:span><text:span text:style-name="T11">)</text:span></text:p>
      <text:p text:style-name="P14" loext:marker-style-name="T11"><text:span text:style-name="T11"><text:line-break/></text:span><text:span text:style-name="T14">}</text:span></text:p>
      <text:p text:style-name="P12"/>
      <text:p text:style-name="P15" loext:marker-style-name="T11"><text:span text:style-name="T12">def </text:span><text:span text:style-name="T21">getPairs</text:span><text:span text:style-name="T11">(elems</text:span><text:span text:style-name="T14">) </text:span><text:span text:style-name="T11">= {<text:line-break/><text:tab/></text:span><text:span text:style-name="T12">for </text:span><text:span text:style-name="T11">{<text:line-break/><text:tab/><text:tab/>a &lt;- elems<text:line-break/><text:tab/><text:tab/>b &lt;- elems</text:span><text:span text:style-name="T22"><text:line-break/><text:tab/><text:tab/></text:span><text:span text:style-name="T12">if </text:span><text:span text:style-name="T11">a &lt; b<text:line-break/><text:tab/>} </text:span><text:span text:style-name="T12">yield </text:span><text:span text:style-name="T11">((a,b), </text:span><text:span text:style-name="T18">1</text:span><text:span text:style-name="T11">)<text:line-break/>}</text:span></text:p>
      <text:p text:style-name="P2"/>
      <text:p text:style-name="P16">Come si può notare, la <text:span text:style-name="T4">getPairs()</text:span><text:span text:style-name="T5"> esegue due cicli annidati, solo per elementi </text:span><text:span text:style-name="T4">a</text:span><text:span text:style-name="T5"> minori di elementi </text:span><text:span text:style-name="T4">b.</text:span><text:span text:style-name="T5"> In questo modo, in primo luogo si riduce il numero di risultati ottenuti (escludendo coppie di elementi uguali e prendendo ognuna una sola volta): ciò non cambia la complessità asintotica della </text:span><text:span text:style-name="T4">getPairs()</text:span><text:span text:style-name="T5">, che rimane sempre </text:span><text:span text:style-name="T4">O(n^2)</text:span><text:span text:style-name="T5">, ma, nel complesso dell’algoritmo, genererà meno elementi. In secondo luogo, appunto, si prende ogni coppia una sola volta, come si vuole nel risultato finale.</text:span></text:p>
      <text:p text:style-name="P2"/>
      <text:p text:style-name="P17">Nella repository del progetto sono anche presenti diversi script, spiegati nel suo <text:span text:style-name="T4">README</text:span><text:span text:style-name="T5">. Questi si occupano anche di produrre un unico file </text:span><text:span text:style-name="T4">.csv</text:span><text:span text:style-name="T5"> di output, per convenienza, dato che la </text:span><text:span text:style-name="T4">saveAsTextFile()</text:span><text:span text:style-name="T5"> ne produce diversi, per ragioni implementative di Spark e per sfruttarne il parallelismo.</text:span></text:p>
      <text:p text:style-name="P18"/>
      <text:p text:style-name="P19">Implementazioni intermedie</text:p>
      <text:p text:style-name="P20">Di seguito, si riporta un’analisi di piccoli e grandi cambiamenti apportati durante l’implementazione, a fronte dei tempi di esecuzione di test (un solo test per quasi ogni tentativo).</text:p>
      <text:p text:style-name="P20"/>
      <text:p text:style-name="P21">Le funzioni con nome del tipo “MapPairsReduce” usano lo stesso approccio descritto, con cambiamenti minori; <text:span text:style-name="T23">le informazioni qui riportate sulle differenze apportate da ogni nuova versione – rispetto alla precedente - servono solo come un’aggiuntiva chiave di lettura del codice, ma se ne analizzerà in seguito il vero impatto</text:span>:</text:p>
      <text:list text:style-name="L2">
        <text:list-item>
          <text:p text:style-name="P22"><text:span text:style-name="T2">versione </text:span>1: <text:span text:style-name="T2">(</text:span>873.535<text:span text:style-name="T2">ms) </text:span><text:span text:style-name="T24">usava la prima versione di </text:span><text:span text:style-name="T25">getPairs()</text:span><text:span text:style-name="T26"> (riportata sotto, diversa da quella mostrata precedentemente);</text:span></text:p>
        </text:list-item>
        <text:list-item>
          <text:p text:style-name="P22"><text:span text:style-name="T2">versione </text:span>2: <text:span text:style-name="T2">(</text:span>947.174<text:span text:style-name="T2">ms) </text:span><text:span text:style-name="T24">cambiamento minore, converte subito le stringhe in interi (come la versione 10);</text:span></text:p>
        </text:list-item>
        <text:list-item>
          <text:p text:style-name="P22"><text:span text:style-name="T2">versione </text:span>3: <text:span text:style-name="T2">(</text:span>1.416.774<text:span text:style-name="T2">ms) </text:span><text:span text:style-name="T24">cambiamento minore, unisce alcune </text:span><text:span text:style-name="T25">narrow transformation</text:span><text:span text:style-name="T26"> (come la 10);</text:span></text:p>
        </text:list-item>
        <text:list-item>
          <text:p text:style-name="P22"><text:span text:style-name="T2">versione </text:span><text:span text:style-name="T24">4</text:span>: <text:span text:style-name="T2">(</text:span>1.410.627<text:span text:style-name="T2">ms) </text:span><text:span text:style-name="T23">evita di salvare gli scontrini sia nella chiave che nel valore di ogni elemento;</text:span></text:p>
        </text:list-item>
        <text:list-item>
          <text:p text:style-name="P22"><text:span text:style-name="T2">versione </text:span>5: <text:span text:style-name="T2">(</text:span>1.317.293<text:span text:style-name="T2">ms) </text:span><text:span text:style-name="T23">inizia ad usare la nuova </text:span><text:span text:style-name="T27">getPairs()</text:span><text:span text:style-name="T28"> (quella presentata sopra);</text:span></text:p>
        </text:list-item>
        <text:list-item>
          <text:p text:style-name="P22"><text:span text:style-name="T2">versione </text:span>6: <text:span text:style-name="T2">(</text:span>571.140<text:span text:style-name="T2">ms) </text:span><text:span text:style-name="T23">usa </text:span><text:span text:style-name="T27">groupByKey() </text:span><text:span text:style-name="T28">invece di una </text:span><text:span text:style-name="T27">groupBy()</text:span><text:span text:style-name="T28"> banale</text:span><text:span text:style-name="T23">;</text:span></text:p>
        </text:list-item>
        <text:list-item>
          <text:p text:style-name="P23"><text:span text:style-name="T2">versione </text:span>7: <text:span text:style-name="T2">(2 test da </text:span>553.044<text:span text:style-name="T2">ms</text:span> <text:span text:style-name="T2">e</text:span> 935.760<text:span text:style-name="T2">ms</text:span>; <text:span text:style-name="T2">media</text:span> 654.530,5<text:span text:style-name="T2">ms) </text:span><text:span text:style-name="T23">fino alla 6, si usava una </text:span><text:span text:style-name="T27">groupBy()</text:span><text:span text:style-name="T28"> invece di una </text:span><text:span text:style-name="T27">reduceByKey()</text:span><text:span text:style-name="T23">;</text:span></text:p>
        </text:list-item>
        <text:list-item>
          <text:p text:style-name="P22"><text:span text:style-name="T2">versione </text:span>8: <text:span text:style-name="T2">(</text:span>636.282<text:span text:style-name="T2">ms) </text:span><text:span text:style-name="T23">non converte in stringhe, ma stampa gli elementi così come sono;</text:span></text:p>
        </text:list-item>
        <text:list-item>
          <text:p text:style-name="P22"><text:span text:style-name="T2">versione </text:span>9: <text:span text:style-name="T2">(2 test da </text:span>673.260<text:span text:style-name="T2">ms e</text:span> 756.017<text:span text:style-name="T2">ms; media 714.638,5</text:span><text:span text:style-name="T24">ms) </text:span><text:span text:style-name="T23">converte un’altra </text:span><text:span text:style-name="T27">groupBy()</text:span><text:span text:style-name="T28"> banale in </text:span><text:span text:style-name="T27">groupByKey()</text:span><text:span text:style-name="T28">;</text:span></text:p>
        </text:list-item>
        <text:list-item>
          <text:p text:style-name="P22"><text:span text:style-name="T2">versione </text:span>10: <text:span text:style-name="T24">(3 test da </text:span>728.371<text:span text:style-name="T24">ms</text:span>, 55.1890<text:span text:style-name="T24">ms e</text:span> 536.158<text:span text:style-name="T24">ms;</text:span> <text:span text:style-name="T24">media </text:span>605.473<text:span text:style-name="T24">ms) </text:span><text:span text:style-name="T23">versione finale;</text:span></text:p>
        </text:list-item>
      </text:list>
      <text:p text:style-name="P5"/>
      <text:p text:style-name="P24"><text:soft-page-break/>La vecchia versione di <text:span text:style-name="T4">getPairs()</text:span><text:span text:style-name="T5"> (</text:span><text:span text:style-name="T4">getPairs1()</text:span><text:span text:style-name="T5">) non ritornava l’</text:span><text:span text:style-name="T4">1</text:span><text:span text:style-name="T5"> ausiliario – usato poi nella </text:span><text:span text:style-name="T4">reduceByKey()</text:span><text:span text:style-name="T5"> per contare le occorrenze uguali.</text:span></text:p>
      <text:p text:style-name="P24"><text:span text:style-name="T5"/></text:p>
      <text:p text:style-name="P24"><text:span text:style-name="T5">Innanzitutto, come già menzionato, i risultati sono molto variabili, e non c’è stata la possibilità di eseguire più test (per poterne fare una media).</text:span></text:p>
      <text:p text:style-name="P24"><text:span text:style-name="T5">Comunque, si può osservare un notevole miglioramento (da tempi superiori ai 1.000.000ms a circa 600.000ms) con l’introduzione della nuova </text:span><text:span text:style-name="T4">getPairs()</text:span><text:span text:style-name="T5"> (</text:span><text:span text:style-name="T4">getPairs2()</text:span><text:span text:style-name="T5">), già dalla versione 6, che non usava la </text:span><text:span text:style-name="T4">reduceByKey()</text:span><text:span text:style-name="T5">; stranamente, tuttavia, questo balzo lo si ha solo dalla 5 alla 6, in cui la</text:span><text:span text:style-name="T4"> groupByKey()</text:span><text:span text:style-name="T5"> sostituiva solo una</text:span><text:span text:style-name="T4"> groupBy()</text:span><text:span text:style-name="T5"> banale (che quindi, a meno di ottimizzazioni, non cambia la logica del programma)</text:span><text:span text:style-name="T4"> </text:span><text:span text:style-name="T5">– e non dalla 4 alla 5, in cui si introduce effettivamente la</text:span><text:span text:style-name="T4"> getPairs2()</text:span><text:span text:style-name="T5">: potrebbe essersi trattato di un errore di misurazione, o potrebbe rientrare nella (ampia) inconsistenza dei test, oppure potrebbe effettivamente esserci un fattore che stiamo trascurando.</text:span></text:p>
      <text:p text:style-name="P24"><text:span text:style-name="T5">Come ci si poteva aspettare, invece, aggiungere, rimuovere o modificare </text:span><text:span text:style-name="T4">narrow transformation</text:span><text:span text:style-name="T5"> successive non cambia la complessità (essendo sequenze di operazioni elementari, e non cambiando il numero di </text:span><text:span text:style-name="T4">shuffle</text:span><text:span text:style-name="T5">, che invece chiaramente richiedono uno sforzo computazionale in più).</text:span></text:p>
      <text:p text:style-name="P25"><text:span text:style-name="T5">In luce di queste osservazioni, la scelta della 10 come versione finale, al di là dell’essere tra le implementazioni con i tempi minori, è dovuta solo a una maggiore pulizia del codice.</text:span></text:p>
      <text:p text:style-name="P25"><text:span text:style-name="T5"/></text:p>
      <text:p text:style-name="P25"><text:span text:style-name="T5">Dai test, risulta anche che l’uso di RDD è necessario in ogni fase dell’algoritmo, poiché solo questi possono garantire scalabilità, con grandi input. Infatti, provando ad ottenere i risultati finali sotto forma di </text:span><text:span text:style-name="T4">Map</text:span><text:span text:style-name="T5"> o </text:span><text:span text:style-name="T4">Map</text:span><text:span text:style-name="T5"> concorrenti – attraverso </text:span><text:span text:style-name="T4">reduce()</text:span><text:span text:style-name="T5"> o </text:span><text:span text:style-name="T4">aggregate(), </text:span><text:span text:style-name="T5">invece che </text:span><text:span text:style-name="T4">reduceByKey()</text:span><text:span text:style-name="T5"> -, si incorreva in in errori di out-of-memory; provando a scrivere i risultati su un unico file attraverso funzioni standard (e non la </text:span><text:span text:style-name="T4">saveAsTextFile()),</text:span><text:span text:style-name="T5"> oppure eseguendo prima una</text:span><text:span text:style-name="T4"> coalesce()</text:span><text:span text:style-name="T5"> per unire i dati di tutti i nodi di Spark su uno solo,</text:span><text:span text:style-name="T4"> </text:span><text:span text:style-name="T5">portava a prestazioni inferiori o errori.</text:span></text:p>
      <text:p text:style-name="P26"><text:span text:style-name="T5"/></text:p>
      <text:p text:style-name="P26"><text:span text:style-name="T5">Avendo avuto più tempo, crediti di Google Cloud e risorse, si sarebbero potute fare altre prove, per esempio con diversi </text:span><text:span text:style-name="T4">partitioner</text:span><text:span text:style-name="T5">.</text:span></text:p>
      <text:p text:style-name="P5"/>
      <text:p text:style-name="P27">Analisi delle prestazioni</text:p>
      <text:p text:style-name="P28">La <text:span text:style-name="T4">work complexity</text:span> dell’algoritmo è stata stimata a <text:span text:style-name="T4">W(n)=O(</text:span><text:span text:style-name="T29">n*</text:span><text:span text:style-name="T4">m)</text:span>, su un dataset di input formato da <text:span text:style-name="T4">n </text:span>elementi (ovvero <text:span text:style-name="T4">n </text:span>righe del file),<text:span text:style-name="T30"> con </text:span><text:span text:style-name="T29">m </text:span><text:span text:style-name="T30">la massima lunghezza di uno scontrino </text:span><text:span text:style-name="T31">e </text:span><text:span text:style-name="T32">p</text:span><text:span text:style-name="T31"> il numero di prodotti diversi (variabile presente nei calcoli). Seguono i passaggi del calcolo</text:span><text:span text:style-name="T4">:</text:span></text:p>
      <text:list text:style-name="L3">
        <text:list-item>
          <text:p text:style-name="P29"><text:span text:style-name="T6">textFile() </text:span><text:span text:style-name="T7">: </text:span><text:span text:style-name="T33">O(n)</text:span><text:span text:style-name="T34">, leggendo ogni riga del file;</text:span></text:p>
        </text:list-item>
        <text:list-item>
          <text:p text:style-name="P29"><text:span text:style-name="T6">map()</text:span><text:span text:style-name="T7"> : </text:span><text:span text:style-name="T33">O(n), </text:span><text:span text:style-name="T34">eseguendo una conversione di ogni riga del file;</text:span></text:p>
        </text:list-item>
        <text:list-item>
          <text:p text:style-name="P29"><text:span text:style-name="T6">groupByKey()</text:span><text:span text:style-name="T7"> : </text:span><text:span text:style-name="T33">O(n). </text:span><text:span text:style-name="T34">Richiede uno shuffle, ma, assumendo che – come dice la documentazione – si usano delle </text:span><text:span text:style-name="T33">hashtable</text:span><text:span text:style-name="T34">, la </text:span><text:span text:style-name="T33">groupByKey()</text:span><text:span text:style-name="T34"> richiede, per ogni elemento, di calcolarne l’</text:span><text:span text:style-name="T33">hash</text:span><text:span text:style-name="T34"> e inserirlo nella cella giusta dell’</text:span><text:span text:style-name="T33">hashtable </text:span><text:span text:style-name="T34">(stiamo considerando anche un inserimento costante, essendo il costo ammortizzato di inserimento in </text:span><text:span text:style-name="T33">hashtable O(1)</text:span><text:span text:style-name="T34">)</text:span><text:span text:style-name="T7">;</text:span></text:p>
        </text:list-item>
        <text:list-item>
          <text:p text:style-name="P30"><text:span text:style-name="T35">g</text:span><text:span text:style-name="T8">etPairs() </text:span><text:span text:style-name="T9">: </text:span><text:span text:style-name="T8">O(m^2)</text:span><text:span text:style-name="T9">, essendo quadratica nelle dimensioni della </text:span><text:span text:style-name="T8">collection </text:span><text:span text:style-name="T9">in input (denominata </text:span><text:span text:style-name="T8">m)</text:span><text:span text:style-name="T9">;</text:span></text:p>
        </text:list-item>
        <text:list-item>
          <text:p text:style-name="P29"><text:span text:style-name="T6">flatMap(getPairs)</text:span><text:span text:style-name="T7"> : </text:span><text:span text:style-name="T36">O(n*m)</text:span><text:span text:style-name="T37">, con</text:span><text:span text:style-name="T36"> m</text:span><text:span text:style-name="T37"> la massima lunghezza di uno scontrino (</text:span><text:span text:style-name="T36">m&lt;=n</text:span><text:span text:style-name="T37">). Infatti, approssimando – per semplificare - al caso peggiore (con scontrini tutti di uguale dimensione massima </text:span><text:span text:style-name="T36">m</text:span><text:span text:style-name="T37">), in cui gli</text:span><text:span text:style-name="T36"> n</text:span><text:span text:style-name="T37"> elementi sono suddivisi tra</text:span><text:span text:style-name="T36"> n/m</text:span><text:span text:style-name="T37"> scontrini da</text:span><text:span text:style-name="T36"> m</text:span><text:span text:style-name="T37"> elementi ciascuno, si dovrebbe applicare la</text:span><text:span text:style-name="T36"> getPairs() n/m</text:span><text:span text:style-name="T37"> volte: dunque,</text:span><text:span text:style-name="T36"> (n/m)*(m^2)=n*m</text:span><text:span text:style-name="T37">.</text:span><text:span text:style-name="T36"> </text:span><text:span text:style-name="T37">Inoltre, anche come ulteriore esempio, nel caso peggiore, si avrebbe un dataset costituito da un solo scontrino (</text:span><text:span text:style-name="T36">m=1</text:span><text:span text:style-name="T37"> e </text:span><text:span text:style-name="T36">n/m=n)</text:span><text:span text:style-name="T37">, dunque con complessità </text:span><text:span text:style-name="T36">O(n^2</text:span><text:span text:style-name="T37">);</text:span></text:p>
        </text:list-item>
        <text:list-item>
          <text:p text:style-name="P31"><text:span text:style-name="T8">reduceByKey()</text:span><text:span text:style-name="T9"> : </text:span><text:span text:style-name="T37">O(</text:span><text:span text:style-name="T38">n*m</text:span><text:span text:style-name="T37">). Analogamente a </text:span><text:span text:style-name="T38">groupByKey()</text:span><text:span text:style-name="T37">, visita ogni elemento una sola volta (ma ora la collezione in input ha lunghezza </text:span><text:span text:style-name="T38">O(n*m)</text:span><text:span text:style-name="T37">);</text:span></text:p>
        </text:list-item>
        <text:list-item>
          <text:p text:style-name="P32"><text:soft-page-break/><text:span text:style-name="T8">map()</text:span><text:span text:style-name="T9"> : </text:span><text:span text:style-name="T38">O(</text:span><text:span text:style-name="T39">p^2</text:span><text:span text:style-name="T38">) </text:span><text:span text:style-name="T40">nel caso pessimo</text:span><text:span text:style-name="T37">, </text:span><text:span text:style-name="T40">dove</text:span><text:span text:style-name="T39"> p</text:span><text:span text:style-name="T40"> è il numero di prodotti diversi. Infatti, </text:span><text:span text:style-name="T37">applica una funzione costante a ognuno degli </text:span><text:span text:style-name="T40">elementi</text:span><text:span text:style-name="T37"> risultanti dalla precendente </text:span><text:span text:style-name="T38">reduce()</text:span><text:span text:style-name="T37">, </text:span><text:span text:style-name="T40">il cui numero è difficile da calcolare ma ha upper-bound </text:span><text:span text:style-name="T39">O(p^2)</text:span><text:span text:style-name="T34">;</text:span></text:p>
        </text:list-item>
        <text:list-item>
          <text:p text:style-name="P32">saveAsTextFile()<text:span text:style-name="T5"> : </text:span><text:span text:style-name="T35">O(</text:span><text:span text:style-name="T39">p^2</text:span><text:span text:style-name="T40">), eseguendo la scrittura di ogni elemento, come la precedente </text:span><text:span text:style-name="T39">map()</text:span><text:span text:style-name="T34">;</text:span></text:p>
        </text:list-item>
      </text:list>
      <text:p text:style-name="P33"/>
      <text:p text:style-name="P34">Dunque, la complessità finale, per tenere conto di tutte le fasi, sarebbe di <text:span text:style-name="T4">O(n*m+p^2)</text:span>.</text:p>
      <text:p text:style-name="P34">Tuttavia, si può notare che <text:span text:style-name="T4">p^2</text:span> non può essere più di <text:span text:style-name="T4">n*m</text:span>, o <text:span text:style-name="T4">n^2</text:span> nel caso pessimo: innanzitutto, non possono esserci più <text:span text:style-name="T4">p </text:span>prodotti di <text:span text:style-name="T4">n</text:span> elementi del dataset; inoltre, abbiamo già stimato il massimo costo della <text:span text:style-name="T4">flatMap(getPairs)</text:span> – come <text:span text:style-name="T4">O(n*m)</text:span> -, e questa funzione già visita ogni coppia di prodotti una volta.</text:p>
      <text:p text:style-name="P34">Di conseguenza, si può semplificare la <text:span text:style-name="T4">working complexity </text:span>a <text:span text:style-name="T4">W(n)=O(n*m)</text:span>.</text:p>
      <text:p text:style-name="P34"/>
      <text:p text:style-name="P34">Da tale analisi, si possono dedurre le parti più impegnative computazionalmente:</text:p>
      <text:list text:style-name="L4">
        <text:list-item>
          <text:p text:style-name="P35">sono presenti due <text:span text:style-name="T4">shuffle</text:span>, rispettivamente in <text:span text:style-name="T4">groupByKey()</text:span> e <text:span text:style-name="T4">reduceByKey()</text:span>;</text:p>
        </text:list-item>
        <text:list-item>
          <text:p text:style-name="P35">la funzione più complessa è la <text:span text:style-name="T4">flatMap(getParts)</text:span>, <text:span text:style-name="T41">che costituisce il passaggio da una </text:span><text:span text:style-name="T42">collection</text:span><text:span text:style-name="T41"> di </text:span><text:span text:style-name="T42">n</text:span><text:span text:style-name="T41"> elementi a una di </text:span><text:span text:style-name="T42">n*m</text:span><text:span text:style-name="T41">, per ogni coppia di prodotti che condividono uno scontrino (con ripetizioni, che verranno poi rimosse dalla </text:span><text:span text:style-name="T42">reduce()</text:span><text:span text:style-name="T41">);</text:span></text:p>
        </text:list-item>
      </text:list>
      <text:p text:style-name="P34">Si possono però anche determinare dei lower-bound:</text:p>
      <text:list text:style-name="L5">
        <text:list-item>
          <text:p text:style-name="P36">processando l’input (di dimensione <text:span text:style-name="T4">n</text:span>), non si può fare meglio di <text:span text:style-name="T4">O(n)</text:span>, almeno per lettura ed eventuali conversioni;</text:p>
        </text:list-item>
        <text:list-item>
          <text:p text:style-name="P36">processando l’output (di dimensione al più <text:span text:style-name="T4">p^2</text:span>), non si può fare meglio di <text:span text:style-name="T4">O(p^2)</text:span>, almeno per la scrittura ed eventuali conversioni.</text:p>
        </text:list-item>
      </text:list>
      <text:p text:style-name="P37"/>
      <text:p text:style-name="P37">Alla luce di ciò, viene difficile pensare a un’implementazione più efficiente (a meno di piccole ottimizzazioni), se non, magari, cambiando totalmente approccio: in particolare, i due <text:span text:style-name="T4">shuffle</text:span> sembrano fondamentali, il primo per raggruppare elementi con lo stesso scontrino, il secondo per contare le coppie di prodotti.</text:p>
      <text:p text:style-name="P34"/>
      <text:p text:style-name="P38">10</text:p>
      <text:p text:style-name="P38">1 worker</text:p>
      <text:p text:style-name="P38">1505099</text:p>
      <text:p text:style-name="P38">2 workers</text:p>
      <text:p text:style-name="P38">651140</text:p>
      <text:p text:style-name="P38">speedup: S(2)=1505099/651140=2.31</text:p>
      <text:p text:style-name="P38">strong scaling efficiency: E(2)=S(2)/2=1.16</text:p>
      <text:p text:style-name="P38">weak: W(2)=T1/T2</text:p>
      <text:p text:style-name="P38">3 workers</text:p>
      <text:p text:style-name="P38">728371, 551890, 536158, avg 605473</text:p>
      <text:p text:style-name="P38">S(3)=1505099/605473=2.49</text:p>
      <text:p text:style-name="P38">E(3)=S(3)/3=0.83</text:p>
      <text:p text:style-name="P38"/>
      <text:p text:style-name="P38">other tests</text:p>
      <text:p text:style-name="P38">2 workers</text:p>
      <text:p text:style-name="P38">10: 651140</text:p>
      <text:p text:style-name="P38">6: 786762</text:p>
      <text:p text:style-name="P38">sparkSession</text:p>
      <text:p text:style-name="P38">3: 1164313</text:p>
      <text:p text:style-name="P38">9: 647445</text:p>
      <text:p text:style-name="P38"/>
      <text:p text:style-name="P38">3 workers</text:p>
      <text:p text:style-name="P38"><text:soft-page-break/></text:p>
      <text:p text:style-name="P38"/>
      <text:p text:style-name="P38"/>
      <text:p text:style-name="P38">10:</text:p>
      <text:p text:style-name="P38">complexity T(n)=</text:p>
      <text:p text:style-name="P38">work complexity W</text:p>
      <text:p text:style-name="P34"/>
      <text:p text:style-name="P39">Test<text:span text:style-name="T24">ing</text:span></text:p>
      <text:p text:style-name="P40"><text:span text:style-name="T2">I test sono stati effettuati, su Google Cloud, con macchine </text:span><text:span text:style-name="T43">n2-highmem-2</text:span><text:span text:style-name="T2">, cioè ognuna con 2 virtual CPU e 16GB di RAM; la scelta era molto limitata, per cui sono state fatte le seguenti considerazioni:</text:span></text:p>
      <text:list text:style-name="L6">
        <text:list-item>
          <text:p text:style-name="P41">essendo il limite massimo di 8 vCPU, 2 core per ogni macchina hanno permesso di scalare fino a 4 esecutori;</text:p>
        </text:list-item>
        <text:list-item>
          <text:p text:style-name="P41">RAM inferiori portavano a errori di out-of-memory e, in particolare per il test con single-worker, è stato necessario usare 8GB di JVM.</text:p>
        </text:list-item>
      </text:list>
      <text:p text:style-name="P40"><text:span text:style-name="T44">Inoltre, sempre per per i test con un solo nodo, è stato necessario eseguire in</text:span><text:span text:style-name="T45"> local mode</text:span><text:span text:style-name="T44">, indicando di usare tutti i thread disponibili (con </text:span><text:span text:style-name="T45">setMaster(local[*]) </text:span><text:span text:style-name="T44">), per evitare errori.</text:span></text:p>
      <text:p text:style-name="P40"/>
      <text:p text:style-name="P42">Il codice scala, al lancio dell’algoritmo, salva i tempi di esecuzione per stamparli successivamente, con metodi analoghi a quelli visti a lezione. Riporta sia il tempo di creazione dell’RDD, sia quello di esecuzione della scrittura finale su file: ovviamente, solo la <text:span text:style-name="T4">saveAsTextFile()</text:span> richiede un tempo significativo (che è quello preso in analisi), essendo l’unica<text:span text:style-name="T4"> action</text:span> presente nel codice a “triggerare” una computazione di Spark.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6:39:54.153569633</meta:creation-date>
    <dc:date>2025-02-21T18:56:20.027507982</dc:date>
    <meta:editing-duration>PT26S</meta:editing-duration>
    <meta:editing-cycles>1</meta:editing-cycles>
    <meta:document-statistic meta:table-count="0" meta:image-count="0" meta:object-count="0" meta:page-count="5" meta:paragraph-count="93" meta:word-count="1857" meta:character-count="12169" meta:non-whitespace-character-count="10379"/>
    <meta:generator>LibreOffice/24.8.4.2$Linux_X86_64 LibreOffice_project/480$Build-2</meta:generator>
  </office:meta>
</office:document-meta>
</file>